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734" officeooo:paragraph-rsid="00156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eval[gpu]</text:p>
      <text:p text:style-name="P1">pytorch_pretrained_bert</text:p>
      <text:p text:style-name="P1">pdfminer.six</text:p>
      <text:p text:style-name="P1">spacy en_core_web_lg</text:p>
      <text:p text:style-name="P1">torch</text:p>
      <text:p text:style-name="P1">keras</text:p>
      <text:p text:style-name="P1">io</text:p>
      <text:p text:style-name="P1">pandas</text:p>
      <text:p text:style-name="P1">math</text:p>
      <text:p text:style-name="P1">numpy</text:p>
      <text:p text:style-name="P1">os</text:p>
      <text:p text:style-name="P1">json</text:p>
      <text:p text:style-name="P1">random</text:p>
      <text:p text:style-name="P1">logging</text:p>
      <text:p text:style-name="P1">re</text:p>
      <text:p text:style-name="P1">nltk</text:p>
      <text:p text:style-name="P1"><text:s/>pacy</text:p>
      <text:p text:style-name="P1">string</text:p>
      <text:p text:style-name="P1">multiprocessing</text:p>
      <text:p text:style-name="P1">datetime</text:p>
      <text:p text:style-name="P1">dateuti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5:18:55.141318706</meta:creation-date>
    <dc:date>2020-07-02T15:23:35.136582089</dc:date>
    <meta:editing-duration>PT4M40S</meta:editing-duration>
    <meta:editing-cycles>1</meta:editing-cycles>
    <meta:document-statistic meta:table-count="0" meta:image-count="0" meta:object-count="0" meta:page-count="1" meta:paragraph-count="21" meta:word-count="22" meta:character-count="161" meta:non-whitespace-character-count="159"/>
    <meta:generator>LibreOffice/6.4.3.2$Linux_X86_64 LibreOffice_project/40$Build-2</meta:generator>
  </office:meta>
</office:document-meta>
</file>